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16f" officeooo:paragraph-rsid="0008b16f"/>
    </style:style>
    <style:style style:name="P2" style:family="paragraph" style:parent-style-name="Standard">
      <style:text-properties officeooo:rsid="0008b16f" officeooo:paragraph-rsid="000a487f"/>
    </style:style>
    <style:style style:name="P3" style:family="paragraph" style:parent-style-name="Standard">
      <style:text-properties officeooo:rsid="00098bdb" officeooo:paragraph-rsid="00098bdb"/>
    </style:style>
    <style:style style:name="P4" style:family="paragraph" style:parent-style-name="Standard">
      <style:text-properties officeooo:rsid="000c182a" officeooo:paragraph-rsid="000c182a"/>
    </style:style>
    <style:style style:name="P5" style:family="paragraph" style:parent-style-name="Standard">
      <style:text-properties officeooo:rsid="00182864" officeooo:paragraph-rsid="000c3ae8"/>
    </style:style>
    <style:style style:name="P6" style:family="paragraph" style:parent-style-name="Standard">
      <style:text-properties officeooo:rsid="0025eabe" officeooo:paragraph-rsid="000c3ae8"/>
    </style:style>
    <style:style style:name="P7" style:family="paragraph" style:parent-style-name="Standard">
      <style:text-properties officeooo:rsid="0008b16f" officeooo:paragraph-rsid="0008b16f"/>
    </style:style>
    <style:style style:name="P8" style:family="paragraph">
      <loext:graphic-properties draw:fill-color="#00cc00" draw:opacity="0%"/>
      <style:paragraph-properties fo:text-align="center"/>
    </style:style>
    <style:style style:name="T1" style:family="text">
      <style:text-properties officeooo:rsid="000a487f"/>
    </style:style>
    <style:style style:name="T2" style:family="text">
      <style:text-properties officeooo:rsid="000c182a"/>
    </style:style>
    <style:style style:name="T3" style:family="text">
      <style:text-properties officeooo:rsid="0025eabe"/>
    </style:style>
    <style:style style:name="T4" style:family="text">
      <style:text-properties officeooo:rsid="002d57fd"/>
    </style:style>
    <style:style style:name="T5" style:family="text">
      <style:text-properties officeooo:rsid="000c3ae8"/>
    </style:style>
    <style:style style:name="gr1" style:family="graphic">
      <style:graphic-properties draw:stroke="solid" draw:stroke-dash="Dashed_20__28_var_29__20_5" svg:stroke-width="0mm" svg:stroke-color="#000000" svg:stroke-opacity="0%" draw:stroke-linejoin="miter" draw:fill-color="#00cc00" draw:opacity="0%" draw:textarea-horizontal-align="center" draw:textarea-vertical-align="middle" fo:padding-top="0mm" fo:padding-bottom="0mm" fo:padding-left="0mm" fo:padding-right="0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8" drawooo:display="printer" svg:width="0mm" svg:height="0mm" svg:x="104.93mm" svg:y="218.99mm" svg:viewBox="0 0 0 0" draw:points="0,0">
        <text:p/>
      </draw:polygon>
      <text:p text:style-name="P5">; <text:s/><text:bookmark-start text:name="Figura-4"/><text:span text:style-name="T3">FIGURA</text:span><text:bookmark-end text:name="Figura-4"/><text:span text:style-name="T3"> 4 (</text:span><text:a xlink:type="simple" xlink:href="#Figura-4-o" text:style-name="Internet_20_link" text:visited-style-name="Visited_20_Internet_20_Link"><text:span text:style-name="T3">Torna alla figura</text:span></text:a><text:span text:style-name="T3">)</text:span></text:p>
      <text:p text:style-name="P6">; <text:span text:style-name="T5">Esempi di spessore del tratto</text:span></text:p>
      <text:p text:style-name="P5">; <text:span text:style-name="T4">Versione 1.</text:span></text:p>
      <text:p text:style-name="P5">; <text:span text:style-name="T4">A.R. Formiconi</text:span></text:p>
      <text:p text:style-name="P5">; <text:span text:style-name="T4">25 luglio 2016</text:span></text:p>
      <text:p text:style-name="P5"/>
      <text:p text:style-name="P5">; <text:span text:style-name="T5">In questo esempio si illustra l'impiego dell'istruzione REPEAT, per realizzare i “cicli” (“loop”)</text:span></text:p>
      <text:p text:style-name="P5"/>
      <text:p text:style-name="P1">CLEARSCREEN</text:p>
      <text:p text:style-name="P1">HOME</text:p>
      <text:p text:style-name="P1">RIGHT 90</text:p>
      <text:p text:style-name="P1">PENCOLOR “BLACK”</text:p>
      <text:p text:style-name="P1"/>
      <text:p text:style-name="P1">REPEAT <text:s/>10 [</text:p>
      <text:p text:style-name="P1"><text:tab/>PENWIDTH REPCOUNT</text:p>
      <text:p text:style-name="P2"><text:tab/><text:span text:style-name="T1">FORWARD 100</text:span></text:p>
      <text:p text:style-name="P2"><text:tab/><text:span text:style-name="T2">PENUP FORWARD 50</text:span></text:p>
      <text:p text:style-name="P2"><text:tab/><text:span text:style-name="T2">HEADING 0h</text:span></text:p>
      <text:p text:style-name="P2"><text:tab/>LABEL <text:s/>“<text:span text:style-name="T2">PENWIDTH ” + STR REPCOUNT-1</text:span> </text:p>
      <text:p text:style-name="P2"><text:tab/><text:span text:style-name="T2">HEADING 3h</text:span></text:p>
      <text:p text:style-name="P2"><text:tab/><text:span text:style-name="T2">BACK 50</text:span></text:p>
      <text:p text:style-name="P1"><text:tab/>PENUP</text:p>
      <text:p text:style-name="P1"><text:tab/>RIGHT 90</text:p>
      <text:p text:style-name="P1"><text:tab/>FORWARD 20</text:p>
      <text:p text:style-name="P1"><text:tab/>RIGHT 90</text:p>
      <text:p text:style-name="P1"><text:tab/>FORWARD 100</text:p>
      <text:p text:style-name="P1"><text:tab/>LEFT 180</text:p>
      <text:p text:style-name="P1"><text:tab/>PENDOWN</text:p>
      <text:p text:style-name="P1">]</text:p>
      <text:p text:style-name="P1">PENWIDTH 0</text:p>
      <text:p text:style-name="P4">HIDETURTLE</text:p>
      <text:p text:style-name="P1"/>
      <text:p text:style-name="P3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8:45:01.238077953</meta:creation-date>
    <dc:title>template-default</dc:title>
    <meta:generator>LibreOffice/5.0.6.2$Linux_X86_64 LibreOffice_project/00m0$Build-2</meta:generator>
    <meta:editing-duration>PT3H13M37S</meta:editing-duration>
    <meta:editing-cycles>7</meta:editing-cycles>
    <dc:date>2016-08-08T13:02:35.121027714</dc:date>
    <meta:document-statistic meta:table-count="0" meta:image-count="0" meta:object-count="0" meta:page-count="1" meta:paragraph-count="29" meta:word-count="80" meta:character-count="457" meta:non-whitespace-character-count="386"/>
    <meta:template xlink:type="simple" xlink:actuate="onRequest" xlink:title="template-default" xlink:href="../../../.config/libreoffice/4/user/template/template-default.ott" meta:date="2016-07-25T18:45:00.878220386"/>
  </office:meta>
</office:document-meta>
</file>